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, 'Courier New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82cm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066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4.111cm" style:use-optimal-column-width="false"/>
    </style:style>
    <style:style style:name="co2" style:family="table-column">
      <style:table-column-properties style:column-width="11.606cm" style:use-optimal-column-width="false"/>
    </style:style>
    <style:style style:name="co3" style:family="table-column">
      <style:table-column-properties style:column-width="3.066cm" style:use-optimal-column-width="false"/>
    </style:style>
    <style:style style:name="ro1" style:family="table-row">
      <style:table-row-properties style:row-height="1.27cm"/>
    </style:style>
    <style:style style:name="ro2" style:family="table-row">
      <style:table-row-properties style:row-height="1.28cm"/>
    </style:style>
    <style:style style:name="ce1" style:family="table-cell">
      <style:graphic-properties style:repeat="repeat"/>
      <style:text-properties fo:font-size="18pt" style:font-size-asian="18pt" style:font-size-complex="18p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a" style:font-name="Liberation Mono" fo:font-size="40pt" fo:language="en" fo:country="US" style:font-name-asian="Liberation Mono1" style:font-size-asian="40pt" style:language-asian="hi" style:country-asian="IN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a" style:font-name="Liberation Mono" fo:font-size="36pt" fo:language="en" fo:country="US" style:font-name-asian="Liberation Mono1" style:font-size-asian="36pt" style:language-asian="hi" style:country-asian="IN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38cm" svg:height="2.101cm" svg:x="4.683cm" svg:y="5.191cm">
          <draw:text-box>
            <text:p text:style-name="P1"><text:span text:style-name="T1">物业公司登录界面</text:span></text:p>
          </draw:text-box>
        </draw:frame>
        <draw:frame draw:style-name="gr2" draw:text-style-name="P2" draw:layer="layout" svg:width="3.175cm" svg:height="1.524cm" svg:x="3.667cm" svg:y="13.446cm">
          <draw:text-box>
            <text:p text:style-name="P2"><text:span text:style-name="T2">用户名</text:span></text:p>
          </draw:text-box>
        </draw:frame>
        <draw:line draw:style-name="gr3" draw:text-style-name="P3" draw:layer="layout" svg:x1="7.35cm" svg:y1="14.843cm" svg:x2="15.859cm" svg:y2="14.843cm">
          <text:p/>
        </draw:line>
        <draw:frame draw:style-name="gr2" draw:text-style-name="P2" draw:layer="layout" svg:width="3.175cm" svg:height="1.524cm" svg:x="3.667cm" svg:y="17.01cm">
          <draw:text-box>
            <text:p text:style-name="P2"><text:span text:style-name="T2">密码</text:span></text:p>
          </draw:text-box>
        </draw:frame>
        <draw:line draw:style-name="gr3" draw:text-style-name="P3" draw:layer="layout" svg:x1="7.423cm" svg:y1="18.526cm" svg:x2="15.932cm" svg:y2="18.526cm">
          <text:p/>
        </draw:line>
        <draw:custom-shape draw:style-name="gr4" draw:text-style-name="P3" draw:layer="layout" svg:width="4.318cm" svg:height="1.397cm" svg:x="4.556cm" svg:y="21.701cm">
          <text:p text:style-name="P3">登录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318cm" svg:height="1.397cm" svg:x="11.868cm" svg:y="21.708cm">
          <text:p text:style-name="P3">取消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standard" draw:layer="layout" svg:width="18.782cm" svg:height="25.41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3">决议号</text:span></text:p>
              </table:table-cell>
              <table:table-cell>
                <text:p text:style-name="P2"><text:span text:style-name="T2"><text:s text:c="18"/></text:span><text:span text:style-name="T2">内容</text:span></text:p>
              </table:table-cell>
              <table:table-cell>
                <text:p text:style-name="P2"><text:span text:style-name="T2"><text:s/></text:span><text:span text:style-name="T2">状态</text:span></text:p>
              </table:table-cell>
            </table:table-row>
            <table:table-row table:style-name="ro1" table:default-cell-style-name="ce3">
              <table:table-cell>
                <text:p>100001</text:p>
              </table:table-cell>
              <table:table-cell>
                <text:p>XXXXXXXXXXXXXXXXXXXXXXXXX</text:p>
              </table:table-cell>
              <table:table-cell>
                <text:p><text:s text:c="3"/>新建</text:p>
              </table:table-cell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1" draw:layer="layout" svg:width="9.144cm" svg:height="1.851cm" svg:x="5.745cm" svg:y="1.462cm">
          <draw:text-box>
            <text:p text:style-name="P1"><text:span text:style-name="T4">决议列表界面</text:span></text:p>
          </draw:text-box>
        </draw:frame>
      </draw:page>
      <draw:page draw:name="page3" draw:style-name="dp1" draw:master-page-name="Default">
        <draw:frame draw:style-name="gr6" draw:text-style-name="P1" draw:layer="layout" svg:width="6.223cm" svg:height="1.851cm" svg:x="7.418cm" svg:y="1.221cm">
          <draw:text-box>
            <text:p text:style-name="P1"><text:span text:style-name="T4">决议界面</text:span></text:p>
          </draw:text-box>
        </draw:frame>
        <draw:frame draw:style-name="gr7" draw:text-style-name="P5" draw:layer="layout" svg:width="4.318cm" svg:height="1.915cm" svg:x="2.524cm" svg:y="4.048cm">
          <draw:text-box>
            <text:p text:style-name="P5"><text:span text:style-name="T5">状态：</text:span></text:p>
          </draw:text-box>
        </draw:frame>
        <draw:custom-shape draw:style-name="gr4" draw:text-style-name="P3" draw:layer="layout" svg:width="5.842cm" svg:height="1.651cm" svg:x="7.223cm" svg:y="4.175cm">
          <text:p text:style-name="P3">新建/执行中/完成/关闭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445cm" svg:height="1.915cm" svg:x="2.524cm" svg:y="6.461cm">
          <draw:text-box>
            <text:p text:style-name="P5"><text:span text:style-name="T5">内容：</text:span></text:p>
          </draw:text-box>
        </draw:frame>
        <draw:custom-shape draw:style-name="gr9" draw:text-style-name="P3" draw:layer="layout" svg:width="12.192cm" svg:height="3.81cm" svg:x="6.588cm" svg:y="6.842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445cm" svg:height="1.915cm" svg:x="2.524cm" svg:y="12.42cm">
          <draw:text-box>
            <text:p text:style-name="P5"><text:span text:style-name="T5">评论：</text:span></text:p>
          </draw:text-box>
        </draw:frame>
        <draw:custom-shape draw:style-name="gr9" draw:text-style-name="P3" draw:layer="layout" svg:width="11.684cm" svg:height="12.065cm" svg:x="6.715cm" svg:y="12.68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0" draw:text-style-name="P5" draw:layer="layout" svg:width="5.588cm" svg:height="1.695cm" svg:x="7.896cm" svg:y="1.545cm">
          <draw:text-box>
            <text:p text:style-name="P5"><text:span text:style-name="T6">发布公告</text:span></text:p>
          </draw:text-box>
        </draw:frame>
        <draw:frame draw:style-name="gr7" draw:text-style-name="P5" draw:layer="layout" svg:width="4.318cm" svg:height="1.915cm" svg:x="2.524cm" svg:y="4.049cm">
          <draw:text-box>
            <text:p text:style-name="P5"><text:span text:style-name="T5">标题：</text:span></text:p>
          </draw:text-box>
        </draw:frame>
        <draw:frame draw:style-name="gr8" draw:text-style-name="P5" draw:layer="layout" svg:width="4.445cm" svg:height="1.915cm" svg:x="2.525cm" svg:y="6.462cm">
          <draw:text-box>
            <text:p text:style-name="P5"><text:span text:style-name="T5">内容：</text:span></text:p>
          </draw:text-box>
        </draw:frame>
        <draw:custom-shape draw:style-name="gr9" draw:text-style-name="P3" draw:layer="layout" svg:width="11.684cm" svg:height="13.208cm" svg:x="6.715cm" svg:y="6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651cm" svg:x="6.704cm" svg:y="4.375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651cm" svg:x="3.667cm" svg:y="22.744cm">
          <text:p text:style-name="P3">提交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651cm" svg:x="12.576cm" svg:y="22.741cm">
          <text:p text:style-name="P3">取消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" draw:text-style-name="P1" draw:layer="layout" svg:width="9.144cm" svg:height="2.101cm" svg:x="6.183cm" svg:y="5.191cm">
          <draw:text-box>
            <text:p text:style-name="P1"><text:span text:style-name="T1">业主登录界面</text:span></text:p>
          </draw:text-box>
        </draw:frame>
        <draw:frame draw:style-name="gr2" draw:text-style-name="P2" draw:layer="layout" svg:width="3.175cm" svg:height="1.524cm" svg:x="3.667cm" svg:y="13.446cm">
          <draw:text-box>
            <text:p text:style-name="P2"><text:span text:style-name="T2">用户名</text:span></text:p>
          </draw:text-box>
        </draw:frame>
        <draw:line draw:style-name="gr3" draw:text-style-name="P3" draw:layer="layout" svg:x1="7.35cm" svg:y1="14.843cm" svg:x2="15.859cm" svg:y2="14.843cm">
          <text:p/>
        </draw:line>
        <draw:frame draw:style-name="gr2" draw:text-style-name="P2" draw:layer="layout" svg:width="3.175cm" svg:height="1.524cm" svg:x="3.667cm" svg:y="17.01cm">
          <draw:text-box>
            <text:p text:style-name="P2"><text:span text:style-name="T2">密码</text:span></text:p>
          </draw:text-box>
        </draw:frame>
        <draw:line draw:style-name="gr3" draw:text-style-name="P3" draw:layer="layout" svg:x1="7.423cm" svg:y1="18.526cm" svg:x2="15.932cm" svg:y2="18.526cm">
          <text:p/>
        </draw:line>
        <draw:custom-shape draw:style-name="gr11" draw:text-style-name="P6" draw:layer="Layout" svg:width="4.318cm" svg:height="1.397cm" svg:x="4.556cm" svg:y="21.701cm">
          <text:p text:style-name="P6">登录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318cm" svg:height="1.397cm" svg:x="11.868cm" svg:y="21.708cm">
          <text:p text:style-name="P6">取消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, 'Courier New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fo:color="#00000a" style:font-name="Liberation Mono" fo:font-family="'Liberation Mono', 'Courier New'" style:font-family-generic="roman" style:font-pitch="variable" fo:font-size="10pt" fo:language="en" fo:country="US" style:font-name-asian="Liberation Mono1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FreeSans1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21:20:08.493517247</meta:creation-date>
    <dc:date>2015-01-13T22:27:59.070714346</dc:date>
    <meta:editing-duration>PT51M38S</meta:editing-duration>
    <meta:editing-cycles>4</meta:editing-cycles>
    <meta:generator>LibreOffice/4.2.7.2$Linux_X86_64 LibreOffice_project/420m0$Build-2</meta:generator>
    <meta:document-statistic meta:object-count="30"/>
  </office:meta>
</office:document-meta>
</file>